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C2000001044ECCB8302DE7C63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color="#7b3d00" draw:fill-hatch-name="Black_20_45_20_Degrees" draw:textarea-horizontal-align="justify" draw:textarea-vertical-align="middle" draw:auto-grow-height="false" fo:min-height="4.792cm" fo:min-width="7.1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7cm" fo:min-width="0.702cm"/>
    </style:style>
    <style:style style:name="gr4" style:family="graphic" style:parent-style-name="standard">
      <style:graphic-properties draw:fill="solid" draw:fill-color="#472702" draw:textarea-horizontal-align="justify" draw:textarea-vertical-align="middle" draw:auto-grow-height="false" fo:min-height="3.868cm" fo:min-width="7.03cm"/>
    </style:style>
    <style:style style:name="gr5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hatch" draw:fill-color="#7b3d00" draw:fill-hatch-name="Black_20_45_20_Degre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472702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draw:layer="layout" svg:width="13.6cm" svg:height="9cm" svg:x="6.8cm" svg:y="9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1.07cm" svg:height="1.22cm" svg:x="16.03cm" svg:y="17.08cm" draw:kind="cut" draw:start-angle="240.32" draw:end-angle="75.17">
          <text:p/>
        </draw:ellipse>
        <draw:ellipse draw:style-name="gr2" draw:text-style-name="P2" draw:layer="layout" svg:width="1.412cm" svg:height="1.2cm" svg:x="10.1cm" svg:y="17.2cm" draw:kind="cut" draw:start-angle="67.95" draw:end-angle="349.24">
          <text:p/>
        </draw:ellipse>
        <draw:custom-shape draw:style-name="gr3" draw:text-style-name="P2" draw:layer="layout" svg:width="1.7cm" svg:height="1.3cm" svg:x="11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1.301cm" svg:height="1.259cm" draw:transform="skewX (-0.251152879361984) rotate (-0.250978346436785) translate (15.129cm 16.741cm)" draw:kind="cut" draw:start-angle="207.36" draw:end-angle="56.49">
          <text:p/>
        </draw:ellipse>
        <draw:ellipse draw:style-name="gr2" draw:text-style-name="P2" draw:layer="layout" svg:width="1.301cm" svg:height="1.261cm" draw:transform="skewX (0.244869694054804) rotate (2.57278985036484) translate (14cm 19.018cm)" draw:kind="cut" draw:start-angle="207.36" draw:end-angle="56.49">
          <text:p/>
        </draw:ellipse>
        <draw:circle draw:style-name="gr2" draw:text-style-name="P2" draw:layer="layout" svg:width="0.6cm" svg:height="0.6cm" draw:transform="rotate (0.925722635257792) translate (14.609cm 18.06cm)" draw:kind="cut" draw:start-angle="23.31" draw:end-angle="223.58">
          <text:p/>
        </draw:circle>
        <draw:ellipse draw:style-name="gr2" draw:text-style-name="P2" draw:layer="layout" svg:width="1.1cm" svg:height="0.4cm" svg:x="14.1cm" svg:y="17.3cm" draw:kind="cut" draw:start-angle="359.69" draw:end-angle="270.17">
          <text:p/>
        </draw:ellipse>
        <draw:custom-shape draw:style-name="gr4" draw:text-style-name="P3" draw:layer="layout" svg:width="12.8cm" svg:height="6.6cm" svg:x="7.2cm" svg:y="10.4cm">
          <text:p/>
          <draw:enhanced-geometry svg:viewBox="0 0 21600 21600" draw:glue-points="?f6 10800 10800 21600 ?f5 10800 10800 0" draw:text-areas="?f3 ?f3 ?f4 ?f4" draw:type="trapezoid" draw:modifiers="4164.4246543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2" draw:layer="layout" svg:width="6.416cm" svg:height="8.777cm" svg:x="10.5cm" svg:y="1.7cm">
          <draw:image xlink:href="Pictures/10000201000000C2000001044ECCB8302DE7C632.png" xlink:type="simple" xlink:show="embed" xlink:actuate="onLoad" loext:mime-type="image/png">
            <text:p/>
          </draw:image>
        </draw:frame>
        <draw:line draw:style-name="gr6" draw:text-style-name="P4" draw:layer="layout" svg:x1="4.9cm" svg:y1="13.8cm" svg:x2="8.5cm" svg:y2="13.8cm">
          <text:p/>
        </draw:line>
        <draw:line draw:style-name="gr6" draw:text-style-name="P4" draw:layer="layout" svg:x1="6.4cm" svg:y1="17.9cm" svg:x2="10cm" svg:y2="17.9cm">
          <text:p/>
        </draw:line>
        <draw:line draw:style-name="gr6" draw:text-style-name="P4" draw:layer="layout" svg:x1="7.2cm" svg:y1="6.9cm" svg:x2="10.8cm" svg:y2="6.9cm">
          <text:p/>
        </draw:line>
        <draw:frame draw:style-name="gr7" draw:text-style-name="P5" draw:layer="layout" svg:width="3.4cm" svg:height="1.5cm" svg:x="4.1cm" svg:y="6.3cm">
          <draw:text-box>
            <text:p>Рослина </text:p>
          </draw:text-box>
        </draw:frame>
        <draw:frame draw:style-name="gr7" draw:text-style-name="P5" draw:layer="layout" svg:width="3.4cm" svg:height="1.5cm" svg:x="1.4cm" svg:y="13.3cm">
          <draw:text-box>
            <text:p text:style-name="P6">Ґрунт</text:p>
          </draw:text-box>
        </draw:frame>
        <draw:frame draw:style-name="gr7" draw:text-style-name="P5" draw:layer="layout" svg:width="3.4cm" svg:height="1.5cm" svg:x="3.5cm" svg:y="17.4cm">
          <draw:text-box>
            <text:p>Дренаж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18:59:52.516476736</meta:creation-date>
    <dc:date>2020-04-25T19:41:53.935350532</dc:date>
    <meta:editing-duration>PT9M55S</meta:editing-duration>
    <meta:editing-cycles>2</meta:editing-cycles>
    <meta:generator>LibreOffice/6.3.5.2$Linux_X86_64 LibreOffice_project/30$Build-2</meta:generator>
    <meta:document-statistic meta:object-count="16"/>
  </office:meta>
</office:document-meta>
</file>